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56B870E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cm" fo:min-width="3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76cm" fo:min-width="1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76cm" fo:min-width="0.75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cm" fo:min-width="3cm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color="#000000" draw:marker-end="Arrowheads_20_2" draw:marker-end-width="0.3cm" draw:fill="none" draw:fill-color="#ffffff" draw:textarea-vertical-align="middle" loext:decorative="false"/>
    </style:style>
    <style:style style:name="gr6" style:family="graphic" style:parent-style-name="objectwithoutfill">
      <style:graphic-properties svg:stroke-color="#000000" draw:marker-end="Arrowheads_20_4" draw:marker-end-width="0.3cm" draw:fill="none" draw:fill-color="#ffffff" draw:textarea-vertical-align="middle" loext:decorative="false"/>
    </style:style>
    <style:style style:name="gr7" style:family="graphic" style:parent-style-name="objectwithoutfill">
      <style:graphic-properties svg:stroke-color="#000000" draw:marker-end="Arrowheads_20_5" draw:marker-end-width="0.3cm" draw:fill="none" draw:fill-color="#ffffff" draw:textarea-vertical-align="middle" loext:decorative="false"/>
      <style:paragraph-properties style:writing-mode="lr-tb"/>
    </style:style>
    <style:style style:name="gr8" style:family="graphic" style:parent-style-name="objectwithoutfill">
      <style:graphic-properties svg:stroke-color="#000000" draw:marker-end="Estremità_20_linea_20_1" draw:marker-end-width="0.3cm" draw:fill="none" draw:textarea-vertical-align="middle" loext:decorative="false"/>
    </style:style>
    <style:style style:name="gr9" style:family="graphic" style:parent-style-name="objectwithoutfill">
      <style:graphic-properties svg:stroke-color="#000000" draw:marker-end="Estremità_20_linea_20_2" draw:marker-end-width="0.3cm" draw:fill="none" draw:textarea-vertical-align="middle" loext:decorative="false"/>
      <style:paragraph-properties style:writing-mode="lr-tb"/>
    </style:style>
    <style:style style:name="gr10" style:family="graphic" style:parent-style-name="objectwithoutfill">
      <style:graphic-properties svg:stroke-color="#000000" draw:marker-end="Estremità_20_linea_20_4" draw:marker-end-width="0.3cm" draw:fill="none" draw:textarea-vertical-align="middle" loext:decorative="false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75cm" fo:min-width="1.5cm" style:writing-mode="lr-tb" loext:decorative="false"/>
      <style:paragraph-properties style:writing-mode="lr-tb"/>
    </style:style>
    <style:style style:name="gr12" style:family="graphic" style:parent-style-name="objectwithoutfill">
      <style:graphic-properties svg:stroke-color="#000000" draw:marker-end="Estremità_20_linea_20_5" draw:marker-end-width="0.3cm" draw:fill="none" draw:textarea-vertical-align="middle" loext:decorative="false"/>
      <style:paragraph-properties style:writing-mode="lr-tb"/>
    </style:style>
    <style:style style:name="gr13" style:family="graphic" style:parent-style-name="objectwithoutfill">
      <style:graphic-properties svg:stroke-color="#000000" draw:marker-end="Estremità_20_linea_20_6" draw:marker-end-width="0.3cm" draw:fill="none" draw:textarea-vertical-align="middle" loext:decorative="false"/>
      <style:paragraph-properties style:writing-mode="lr-tb"/>
    </style:style>
    <style:style style:name="gr14" style:family="graphic" style:parent-style-name="objectwithoutfill">
      <style:graphic-properties svg:stroke-color="#000000" draw:marker-end="Estremità_20_linea_20_7" draw:marker-end-width="0.3cm" draw:fill="none" draw:textarea-vertical-align="middle" loext:decorative="false"/>
      <style:paragraph-properties style:writing-mode="lr-tb"/>
    </style:style>
    <style:style style:name="gr15" style:family="graphic" style:parent-style-name="objectwithoutfill">
      <style:graphic-properties svg:stroke-color="#000000" draw:marker-end="Estremità_20_linea_20_8" draw:marker-end-width="0.3cm" draw:fill="none" draw:textarea-vertical-align="middle" loext:decorative="false"/>
      <style:paragraph-properties style:writing-mode="lr-tb"/>
    </style:style>
    <style:style style:name="gr16" style:family="graphic" style:parent-style-name="objectwithoutfill">
      <style:graphic-properties svg:stroke-color="#000000" draw:marker-end="Estremità_20_linea_20_9" draw:marker-end-width="0.3cm" draw:fill="none" draw:textarea-vertical-align="middle" loext:decorative="false"/>
      <style:paragraph-properties style:writing-mode="lr-tb"/>
    </style:style>
    <style:style style:name="gr17" style:family="graphic" style:parent-style-name="objectwithoutfill">
      <style:graphic-properties svg:stroke-color="#000000" draw:marker-end="Estremità_20_linea_20_10" draw:marker-end-width="0.3cm" draw:fill="none" draw:textarea-vertical-align="middle" loext:decorative="false"/>
    </style:style>
    <style:style style:name="gr18" style:family="graphic" style:parent-style-name="objectwithoutfill">
      <style:graphic-properties svg:stroke-color="#000000" draw:marker-end="Estremità_20_linea_20_11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Estremità_20_linea_20_12" draw:marker-end-width="0.3cm" draw:fill="none"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3.7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634cm" fo:min-width="2.33cm" loext:decorative="false"/>
      <style:paragraph-properties style:writing-mode="lr-tb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2cm" fo:min-width="7cm" loext:decorative="false"/>
      <style:paragraph-properties style:writing-mode="lr-tb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1.25cm" loext:decorative="false"/>
      <style:paragraph-properties style:writing-mode="lr-tb"/>
    </style:style>
    <style:style style:name="gr26" style:family="graphic" style:parent-style-name="objectwithoutfill">
      <style:graphic-properties svg:stroke-color="#000000" draw:marker-end="Estremità_20_linea_20_13" draw:marker-end-width="0.3cm" draw:fill="none" draw:textarea-vertical-align="middle" loext:decorative="false"/>
    </style:style>
    <style:style style:name="gr27" style:family="graphic" style:parent-style-name="objectwithoutfill">
      <style:graphic-properties svg:stroke-color="#000000" draw:marker-end="Estremità_20_linea_20_14" draw:marker-end-width="0.3cm" draw:fill="none" draw:textarea-vertical-align="middle" loext:decorative="false"/>
    </style:style>
    <style:style style:name="gr28" style:family="graphic" style:parent-style-name="objectwithoutfill">
      <style:graphic-properties svg:stroke-color="#000000" draw:marker-end="Estremità_20_linea_20_15" draw:marker-end-width="0.3cm" draw:fill="none" draw:textarea-vertical-align="middle" loext:decorative="false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1.5cm" loext:decorative="false"/>
      <style:paragraph-properties style:writing-mode="lr-tb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6.25cm" loext:decorative="false"/>
      <style:paragraph-properties style:writing-mode="lr-tb"/>
    </style:style>
    <style:style style:name="gr31" style:family="graphic" style:parent-style-name="objectwithoutfill">
      <style:graphic-properties svg:stroke-color="#000000" draw:marker-end="Estremità_20_linea_20_17" draw:marker-end-width="0.3cm" draw:fill="none" draw:textarea-vertical-align="middle" loext:decorative="false"/>
    </style:style>
    <style:style style:name="gr32" style:family="graphic" style:parent-style-name="objectwithoutfill">
      <style:graphic-properties svg:stroke-color="#000000" draw:marker-end="Estremità_20_linea_20_19" draw:marker-end-width="0.3cm" draw:fill="none" draw:textarea-vertical-align="middle" loext:decorative="false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0.876cm" fo:min-width="1.626cm" loext:decorative="false"/>
      <style:paragraph-properties style:writing-mode="lr-tb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1cm" fo:min-width="4.75cm" loext:decorative="false"/>
      <style:paragraph-properties style:writing-mode="lr-tb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0.634cm" fo:min-width="1.798cm" loext:decorative="false"/>
      <style:paragraph-properties style:writing-mode="lr-tb"/>
    </style:style>
    <style:style style:name="gr36" style:family="graphic" style:parent-style-name="objectwithoutfill">
      <style:graphic-properties svg:stroke-color="#000000" draw:marker-end="Estremità_20_linea_20_25" draw:marker-end-width="0.3cm" draw:fill="none" draw:textarea-vertical-align="middle" loext:decorative="false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0.376cm" fo:min-width="1.126cm" loext:decorative="false"/>
      <style:paragraph-properties style:writing-mode="lr-tb"/>
    </style:style>
    <style:style style:name="gr38" style:family="graphic" style:parent-style-name="objectwithoutfill">
      <style:graphic-properties svg:stroke-color="#000000" draw:marker-end="Estremità_20_linea_20_28" draw:marker-end-width="0.3cm" draw:fill="none" draw:textarea-vertical-align="middle" loext:decorative="false"/>
    </style:style>
    <style:style style:name="gr39" style:family="graphic" style:parent-style-name="objectwithoutfill">
      <style:graphic-properties svg:stroke-color="#000000" draw:marker-end="Estremità_20_linea_20_29" draw:marker-end-width="0.3cm" draw:fill="none" draw:textarea-vertical-align="middle" loext:decorative="false"/>
    </style:style>
    <style:style style:name="gr40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6.25cm" loext:decorative="false"/>
      <style:paragraph-properties style:writing-mode="lr-tb"/>
    </style:style>
    <style:style style:name="gr41" style:family="graphic" style:parent-style-name="objectwithoutfill">
      <style:graphic-properties svg:stroke-color="#000000" draw:marker-end="Estremità_20_linea_20_31" draw:marker-end-width="0.3cm" draw:fill="none" draw:textarea-vertical-align="middle" loext:decorative="false"/>
    </style:style>
    <style:style style:name="gr42" style:family="graphic" style:parent-style-name="objectwithoutfill">
      <style:graphic-properties svg:stroke-color="#000000" draw:marker-end="Estremità_20_linea_20_32" draw:marker-end-width="0.3cm" draw:fill="none" draw:textarea-vertical-align="middle" loext:decorative="false"/>
    </style:style>
    <style:style style:name="gr43" style:family="graphic" style:parent-style-name="objectwithoutfill">
      <style:graphic-properties svg:stroke-color="#000000" draw:marker-end="Estremità_20_linea_20_33" draw:marker-end-width="0.3cm" draw:fill="none" draw:textarea-vertical-align="middle" loext:decorative="fals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in-height="0.699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46" style:family="graphic" style:parent-style-name="objectwithoutfill">
      <style:graphic-properties svg:stroke-color="#000000" draw:marker-end="Estremità_20_linea_20_34" draw:marker-end-width="0.3cm" draw:fill="none" draw:textarea-vertical-align="middle" loext:decorative="false"/>
    </style:style>
    <style:style style:name="gr47" style:family="graphic" style:parent-style-name="objectwithoutfill">
      <style:graphic-properties svg:stroke-color="#000000" draw:marker-end="Estremità_20_linea_20_35" draw:marker-end-width="0.3cm" draw:fill="none" draw:textarea-vertical-align="middle" loext:decorative="false"/>
    </style:style>
    <style:style style:name="gr48" style:family="graphic" style:parent-style-name="standard">
      <style:graphic-properties svg:stroke-color="#000000" draw:fill-color="#ffffa6" draw:textarea-horizontal-align="justify" draw:textarea-vertical-align="middle" draw:auto-grow-height="false" fo:min-height="0.634cm" fo:min-width="1.798cm" loext:decorative="false"/>
      <style:paragraph-properties style:writing-mode="lr-tb"/>
    </style:style>
    <style:style style:name="gr49" style:family="graphic" style:parent-style-name="standard">
      <style:graphic-properties svg:stroke-color="#000000" draw:fill-color="#ffffa6" draw:textarea-horizontal-align="justify" draw:textarea-vertical-align="middle" draw:auto-grow-height="false" fo:min-height="0.634cm" fo:min-width="2.152cm" loext:decorative="false"/>
      <style:paragraph-properties style:writing-mode="lr-tb"/>
    </style:style>
    <style:style style:name="gr50" style:family="graphic" style:parent-style-name="standard">
      <style:graphic-properties svg:stroke-color="#000000" draw:fill-color="#ffffa6" draw:textarea-horizontal-align="justify" draw:textarea-vertical-align="middle" draw:auto-grow-height="false" fo:min-height="0.634cm" fo:min-width="1.976cm" loext:decorative="false"/>
      <style:paragraph-properties style:writing-mode="lr-tb"/>
    </style:style>
    <style:style style:name="gr51" style:family="graphic" style:parent-style-name="objectwithoutfill">
      <style:graphic-properties svg:stroke-color="#000000" draw:marker-end="Estremità_20_linea_20_38" draw:marker-end-width="0.3cm" draw:fill="none" draw:textarea-vertical-align="middle" loext:decorative="false"/>
    </style:style>
    <style:style style:name="gr52" style:family="graphic" style:parent-style-name="objectwithoutfill">
      <style:graphic-properties svg:stroke-color="#000000" draw:marker-end="Estremità_20_linea_20_39" draw:marker-end-width="0.3cm" draw:fill="none" draw:textarea-vertical-align="middle" loext:decorative="false"/>
    </style:style>
    <style:style style:name="gr53" style:family="graphic" style:parent-style-name="objectwithoutfill">
      <style:graphic-properties svg:stroke-color="#000000" draw:marker-end="Estremità_20_linea_20_40" draw:marker-end-width="0.3cm" draw:fill="none" draw:textarea-vertical-align="middle" loext:decorative="false"/>
    </style:style>
    <style:style style:name="gr54" style:family="graphic" style:parent-style-name="objectwithoutfill">
      <style:graphic-properties svg:stroke-color="#000000" draw:marker-end="Estremità_20_linea_20_41" draw:marker-end-width="0.3cm" draw:fill="none" draw:textarea-vertical-align="middle" loext:decorative="false"/>
    </style:style>
    <style:style style:name="gr55" style:family="graphic" style:parent-style-name="objectwithoutfill">
      <style:graphic-properties svg:stroke-color="#000000" draw:marker-end="Estremità_20_linea_20_42" draw:marker-end-width="0.3cm" draw:fill="none" draw:textarea-vertical-align="middle" loext:decorative="false"/>
    </style:style>
    <style:style style:name="gr56" style:family="graphic" style:parent-style-name="objectwithoutfill">
      <style:graphic-properties svg:stroke-color="#000000" draw:marker-end="Estremità_20_linea_20_43" draw:marker-end-width="0.3cm" draw:fill="none" draw:textarea-vertical-align="middle" loext:decorative="false"/>
    </style:style>
    <style:style style:name="gr57" style:family="graphic" style:parent-style-name="standard">
      <style:graphic-properties svg:stroke-color="#000000" draw:fill-color="#ffffff" draw:textarea-horizontal-align="justify" draw:textarea-vertical-align="middle" draw:auto-grow-height="false" fo:min-height="0.282cm" fo:min-width="0.914cm" fo:wrap-option="wrap" loext:decorative="false"/>
      <style:paragraph-properties style:writing-mode="lr-tb"/>
    </style:style>
    <style:style style:name="gr58" style:family="graphic" style:parent-style-name="objectwithoutfill">
      <style:graphic-properties svg:stroke-color="#000000" draw:marker-end="Estremità_20_linea_20_44" draw:marker-end-width="0.3cm" draw:fill="none" draw:textarea-vertical-align="middle" loext:decorative="false"/>
    </style:style>
    <style:style style:name="gr59" style:family="graphic" style:parent-style-name="objectwithoutfill">
      <style:graphic-properties svg:stroke-color="#000000" draw:marker-end="Estremità_20_linea_20_45" draw:marker-end-width="0.3cm" draw:fill="none" draw:textarea-vertical-align="middle" loext:decorative="false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in-height="0.449cm" loext:decorative="false"/>
      <style:paragraph-properties style:writing-mode="lr-tb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-color="#ffffa6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5cm" svg:height="1.25cm" svg:x="5cm" svg:y="2.5cm">
          <text:p text:style-name="P1"><text:span text:style-name="T1">Main Scre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.5cm" svg:height="1.25cm" svg:x="5cm" svg:y="10cm">
          <text:p text:style-name="P1"><text:span text:style-name="T1">Weather Scree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4" xml:id="id2" draw:id="id2" draw:layer="layout" svg:width="3cm" svg:height="1.25cm" svg:x="14.75cm" svg:y="4cm">
          <text:p text:style-name="P3"><text:span text:style-name="T2">O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3" draw:id="id3" draw:layer="layout" svg:width="2.5cm" svg:height="1.25cm" svg:x="5.5cm" svg:y="7.25cm">
          <text:p text:style-name="P3"><text:span text:style-name="T2">&lt; &gt;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6" draw:id="id6" draw:layer="layout" svg:width="3.5cm" svg:height="1.25cm" svg:x="5cm" svg:y="16.5cm">
          <text:p text:style-name="P1"><text:span text:style-name="T1">Setup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2" xml:id="id8" draw:id="id8" draw:layer="layout" svg:width="3.5cm" svg:height="2.25cm" svg:x="5cm" svg:y="23cm">
          <text:p text:style-name="P1"><text:span text:style-name="T1">Modica e salvataggio parametri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5" draw:layer="layout" svg:x1="8.5cm" svg:y1="3.125cm" svg:x2="16.25cm" svg:y2="4cm" draw:start-shape="id1" draw:start-glue-point="1" draw:end-shape="id2" draw:end-glue-point="4" svg:d="M8500 3125h7750v875" svg:viewBox="0 0 7751 876">
          <text:p/>
        </draw:connector>
        <draw:connector draw:style-name="gr6" draw:text-style-name="P5" draw:layer="layout" svg:x1="6.75cm" svg:y1="3.75cm" svg:x2="6.75cm" svg:y2="7.25cm" draw:start-shape="id1" draw:start-glue-point="2" draw:end-shape="id3" draw:end-glue-point="4" svg:d="M6750 3750v3500" svg:viewBox="0 0 1 3501">
          <text:p/>
        </draw:connector>
        <draw:connector draw:style-name="gr7" draw:text-style-name="P5" draw:layer="layout" svg:x1="6.75cm" svg:y1="8.5cm" svg:x2="6.75cm" svg:y2="10cm" draw:start-shape="id3" draw:start-glue-point="6" draw:end-shape="id4" draw:end-glue-point="0" svg:d="M6750 8500v1500" svg:viewBox="0 0 1 1501">
          <text:p text:style-name="P6"/>
        </draw:connector>
        <draw:custom-shape draw:style-name="gr4" draw:text-style-name="P2" xml:id="id9" draw:id="id9" draw:layer="layout" svg:width="3.5cm" svg:height="2.25cm" svg:x="14.5cm" svg:y="7.25cm">
          <text:p text:style-name="P1"><text:span text:style-name="T1">Se LED è spento lo accende per 1 minut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4" xml:id="id5" draw:id="id5" draw:layer="layout" svg:width="2.5cm" svg:height="1.25cm" svg:x="5.5cm" svg:y="13cm">
          <text:p text:style-name="P3"><text:span text:style-name="T2">&lt; &gt;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7" draw:layer="layout" svg:x1="6.75cm" svg:y1="11.25cm" svg:x2="6.75cm" svg:y2="13cm" draw:start-shape="id4" draw:start-glue-point="2" draw:end-shape="id5" draw:end-glue-point="4" svg:d="M6750 11250v1750" svg:viewBox="0 0 1 1751">
          <text:p/>
        </draw:connector>
        <draw:connector draw:style-name="gr9" draw:text-style-name="P7" draw:layer="layout" svg:x1="6.75cm" svg:y1="14.25cm" svg:x2="6.75cm" svg:y2="16.5cm" draw:start-shape="id5" draw:start-glue-point="6" draw:end-shape="id6" draw:end-glue-point="0" svg:d="M6750 14250v2250" svg:viewBox="0 0 1 2251">
          <text:p text:style-name="P6"/>
        </draw:connector>
        <draw:connector draw:style-name="gr10" draw:text-style-name="P7" draw:layer="layout" svg:x1="6.75cm" svg:y1="17.75cm" svg:x2="6.75cm" svg:y2="19.5cm" draw:start-shape="id6" draw:start-glue-point="2" draw:end-shape="id7" draw:end-glue-point="4" svg:d="M6750 17750v1750" svg:viewBox="0 0 1 1751">
          <text:p/>
        </draw:connector>
        <draw:custom-shape draw:style-name="gr11" draw:text-style-name="P4" xml:id="id7" draw:id="id7" draw:layer="layout" svg:width="4cm" svg:height="1.249cm" svg:x="4.75cm" svg:y="19.5cm">
          <text:p text:style-name="P3"><text:span text:style-name="T2">&lt; OK &gt;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7" draw:layer="layout" svg:x1="6.75cm" svg:y1="20.749cm" svg:x2="6.75cm" svg:y2="23cm" draw:start-shape="id7" draw:start-glue-point="6" draw:end-shape="id8" draw:end-glue-point="0" svg:d="M6750 20749v2251" svg:viewBox="0 0 1 2252">
          <text:p text:style-name="P6"/>
        </draw:connector>
        <draw:connector draw:style-name="gr13" draw:text-style-name="P7" draw:layer="layout" svg:x1="4.75cm" svg:y1="20.125cm" svg:x2="5cm" svg:y2="10.625cm" draw:start-shape="id7" draw:start-glue-point="5" draw:end-shape="id4" draw:end-glue-point="3" svg:d="M4750 20125h-501v-9500h751" svg:viewBox="0 0 752 9501">
          <text:p text:style-name="P6"/>
        </draw:connector>
        <draw:connector draw:style-name="gr14" draw:text-style-name="P7" draw:layer="layout" draw:line-skew="1.749cm" svg:x1="8.75cm" svg:y1="20.125cm" svg:x2="8.5cm" svg:y2="3.125cm" draw:start-shape="id7" draw:start-glue-point="7" draw:end-shape="id1" draw:end-glue-point="1" svg:d="M8750 20125h2250v-17000h-2500" svg:viewBox="0 0 2501 17001">
          <text:p text:style-name="P6"/>
        </draw:connector>
        <draw:connector draw:style-name="gr15" draw:text-style-name="P7" draw:layer="layout" draw:line-skew="-2.749cm" svg:x1="5.5cm" svg:y1="13.625cm" svg:x2="5cm" svg:y2="3.125cm" draw:start-shape="id5" draw:start-glue-point="5" draw:end-shape="id1" draw:end-glue-point="3" svg:d="M5500 13625h-3750v-10500h3250" svg:viewBox="0 0 3751 10501">
          <text:p text:style-name="P6"/>
        </draw:connector>
        <draw:connector draw:style-name="gr16" draw:text-style-name="P7" draw:layer="layout" draw:line-skew="-1.249cm" svg:x1="5.5cm" svg:y1="7.875cm" svg:x2="5cm" svg:y2="17.125cm" draw:start-shape="id3" draw:start-glue-point="5" draw:end-shape="id6" draw:end-glue-point="3" svg:d="M5500 7875h-2250v9250h1750" svg:viewBox="0 0 2251 9251">
          <text:p text:style-name="P6"/>
        </draw:connector>
        <draw:connector draw:style-name="gr17" draw:text-style-name="P7" draw:layer="layout" draw:line-skew="0cm -3.249cm" svg:x1="6.75cm" svg:y1="25.25cm" svg:x2="6.75cm" svg:y2="2.5cm" draw:start-shape="id8" draw:start-glue-point="2" draw:end-shape="id1" draw:end-glue-point="0" svg:d="M6750 25250v501h-5500v-23752h5500v501" svg:viewBox="0 0 5501 23753">
          <text:p/>
        </draw:connector>
        <draw:connector draw:style-name="gr18" draw:text-style-name="P7" draw:layer="layout" svg:x1="16.25cm" svg:y1="5.25cm" svg:x2="16.25cm" svg:y2="7.25cm" draw:start-shape="id2" draw:start-glue-point="6" draw:end-shape="id9" draw:end-glue-point="0" svg:d="M16250 5250v2000" svg:viewBox="0 0 1 2001">
          <text:p/>
        </draw:connector>
        <draw:connector draw:style-name="gr19" draw:text-style-name="P7" draw:layer="layout" svg:x1="18cm" svg:y1="8.375cm" svg:x2="6.75cm" svg:y2="2.5cm" draw:start-shape="id9" draw:start-glue-point="1" draw:end-shape="id1" draw:end-glue-point="0" svg:d="M18000 8375h501v-6376h-11751v501" svg:viewBox="0 0 11752 6377">
          <text:p/>
        </draw:connector>
        <draw:frame draw:style-name="gr20" draw:text-style-name="P8" draw:layer="layout" svg:width="1.5cm" svg:height="1.25cm" svg:x="8.25cm" svg:y="20.25cm">
          <draw:text-box>
            <text:p>&gt;</text:p>
          </draw:text-box>
        </draw:frame>
        <draw:frame draw:style-name="gr20" draw:text-style-name="P8" draw:layer="layout" svg:width="1.5cm" svg:height="1.25cm" svg:x="4.75cm" svg:y="14cm">
          <draw:text-box>
            <text:p>&lt;</text:p>
          </draw:text-box>
        </draw:frame>
        <draw:frame draw:style-name="gr20" draw:text-style-name="P8" draw:layer="layout" svg:width="1.5cm" svg:height="1.25cm" svg:x="4.5cm" svg:y="8cm">
          <draw:text-box>
            <text:p>&lt;</text:p>
          </draw:text-box>
        </draw:frame>
        <draw:frame draw:style-name="gr20" draw:text-style-name="P8" draw:layer="layout" svg:width="1.5cm" svg:height="1.25cm" svg:x="4.25cm" svg:y="20.25cm">
          <draw:text-box>
            <text:p>&lt;</text:p>
          </draw:text-box>
        </draw:frame>
        <draw:frame draw:style-name="gr20" draw:text-style-name="P8" draw:layer="layout" svg:width="1.5cm" svg:height="1.25cm" svg:x="6.75cm" svg:y="14.5cm">
          <draw:text-box>
            <text:p>&gt;</text:p>
          </draw:text-box>
        </draw:frame>
        <draw:frame draw:style-name="gr20" draw:text-style-name="P8" draw:layer="layout" svg:width="1.5cm" svg:height="1.25cm" svg:x="6.75cm" svg:y="21cm">
          <draw:text-box>
            <text:p>OK</text:p>
          </draw:text-box>
        </draw:frame>
        <draw:frame draw:style-name="gr20" draw:text-style-name="P8" draw:layer="layout" svg:width="1.5cm" svg:height="1.25cm" svg:x="7cm" svg:y="8.5cm">
          <draw:text-box>
            <text:p>&gt;</text:p>
          </draw:text-box>
        </draw:frame>
        <draw:frame draw:style-name="gr21" draw:text-style-name="P8" draw:layer="layout" svg:width="8.25cm" svg:height="4cm" svg:x="10.5cm" svg:y="23cm">
          <draw:text-box>
            <text:p>A qualsiasi pressione dei pulsanti si attiva il timer di 1 minuto per la retroilluminazione. Se è già attiva, azzera il timer.</text:p>
          </draw:text-box>
        </draw:frame>
      </draw:page>
      <draw:page draw:name="page2" draw:style-name="dp1" draw:master-page-name="Default">
        <draw:frame draw:style-name="gr22" draw:text-style-name="P10" draw:layer="layout" svg:width="7.25cm" svg:height="0.75cm" svg:x="6.5cm" svg:y="1cm">
          <draw:text-box>
            <text:p text:style-name="P9"><text:span text:style-name="T3">Modifica e salvataggio parametri</text:span></text:p>
          </draw:text-box>
        </draw:frame>
        <draw:custom-shape draw:style-name="gr23" draw:text-style-name="P11" xml:id="id10" draw:id="id10" draw:layer="layout" svg:width="4cm" svg:height="1.25cm" svg:x="7.75cm" svg:y="2.25cm">
          <text:p text:style-name="P6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xml:id="id11" draw:id="id11" draw:layer="layout" svg:width="7.5cm" svg:height="2.25cm" svg:x="6cm" svg:y="4.25cm">
          <text:p text:style-name="P6">Selezione dello scenario con le frecce </text:p>
          <text:p text:style-name="P6">&lt; &gt; e con OK conferma scenario. E’ attivo anche il pulsante salva/annulla</text:p>
          <draw:enhanced-geometry svg:viewBox="0 0 21600 21600" draw:type="rectangle" draw:enhanced-path="M 0 0 L 21600 0 21600 21600 0 21600 0 0 Z N"/>
        </draw:custom-shape>
        <draw:custom-shape draw:style-name="gr25" draw:text-style-name="P11" xml:id="id12" draw:id="id12" draw:layer="layout" svg:width="3.5cm" svg:height="1.5cm" svg:x="8cm" svg:y="7.5cm">
          <text:p text:style-name="P6">&lt;&gt; OK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7" draw:layer="layout" svg:x1="9.75cm" svg:y1="3.5cm" svg:x2="9.75cm" svg:y2="4.25cm" draw:start-shape="id10" draw:start-glue-point="8" draw:end-shape="id11" draw:end-glue-point="0" svg:d="M9750 3500v750" svg:viewBox="0 0 1 751">
          <text:p/>
        </draw:connector>
        <draw:connector draw:style-name="gr27" draw:text-style-name="P7" draw:layer="layout" svg:x1="8cm" svg:y1="8.25cm" svg:x2="6cm" svg:y2="5.375cm" draw:start-shape="id12" draw:start-glue-point="5" draw:end-shape="id11" draw:end-glue-point="3" svg:d="M8000 8250h-2501v-2875h501" svg:viewBox="0 0 2502 2876">
          <text:p/>
        </draw:connector>
        <draw:connector draw:style-name="gr28" draw:text-style-name="P7" draw:layer="layout" svg:x1="11.5cm" svg:y1="8.25cm" svg:x2="13.5cm" svg:y2="5.375cm" draw:start-shape="id12" draw:start-glue-point="7" draw:end-shape="id11" draw:end-glue-point="1" svg:d="M11500 8250h2501v-2875h-501" svg:viewBox="0 0 2502 2876">
          <text:p/>
        </draw:connector>
        <draw:custom-shape draw:style-name="gr29" draw:text-style-name="P11" xml:id="id13" draw:id="id13" draw:layer="layout" svg:width="4cm" svg:height="1cm" svg:x="7.75cm" svg:y="10.25cm">
          <text:p text:style-name="P6">Custom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1" xml:id="id14" draw:id="id14" draw:layer="layout" svg:width="6.75cm" svg:height="3cm" svg:x="1.75cm" svg:y="13.5cm">
          <text:p text:style-name="P6">Visualizza le regolazioni per 3 led e il timer. Selezione con frecce, conferma con OK, impostazione con frecce e conferma finale con OK</text:p>
          <draw:enhanced-geometry svg:viewBox="0 0 21600 21600" draw:type="rectangle" draw:enhanced-path="M 0 0 L 21600 0 21600 21600 0 21600 0 0 Z N"/>
        </draw:custom-shape>
        <draw:connector draw:style-name="gr31" draw:text-style-name="P7" draw:layer="layout" svg:x1="9.75cm" svg:y1="9cm" svg:x2="9.75cm" svg:y2="10.25cm" draw:start-shape="id12" draw:start-glue-point="6" svg:d="M9750 9000v1250" svg:viewBox="0 0 1 1251">
          <text:p/>
        </draw:connector>
        <draw:connector draw:style-name="gr32" draw:text-style-name="P7" draw:layer="layout" svg:x1="7.75cm" svg:y1="10.75cm" svg:x2="5.125cm" svg:y2="13.5cm" draw:start-shape="id13" draw:start-glue-point="5" draw:end-shape="id14" draw:end-glue-point="0" svg:d="M7750 10750h-2625v2750" svg:viewBox="0 0 2626 2751">
          <text:p/>
        </draw:connector>
        <draw:custom-shape draw:style-name="gr33" draw:text-style-name="P11" xml:id="id15" draw:id="id15" draw:layer="layout" svg:width="4.25cm" svg:height="2.25cm" svg:x="14cm" svg:y="15.5cm">
          <text:p text:style-name="P6">Salva/Annull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1" xml:id="id22" draw:id="id22" draw:layer="layout" svg:width="5.25cm" svg:height="1.25cm" svg:x="13.5cm" svg:y="18.5cm">
          <text:p text:style-name="P6">Salvataggio parametri</text:p>
          <draw:enhanced-geometry svg:viewBox="0 0 21600 21600" draw:type="rectangle" draw:enhanced-path="M 0 0 L 21600 0 21600 21600 0 21600 0 0 Z N"/>
        </draw:custom-shape>
        <draw:custom-shape draw:style-name="gr35" draw:text-style-name="P11" xml:id="id16" draw:id="id16" draw:layer="layout" svg:width="3.25cm" svg:height="1.25cm" svg:x="14.5cm" svg:y="20.5cm">
          <text:p text:style-name="P6">F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7" draw:layer="layout" draw:line-skew="-0.749cm" svg:x1="14cm" svg:y1="16.625cm" svg:x2="14.5cm" svg:y2="21.125cm" draw:start-shape="id15" draw:start-glue-point="5" draw:end-shape="id16" draw:end-glue-point="6" svg:d="M14000 16625h-1250v4500h1750" svg:viewBox="0 0 1751 4501">
          <text:p/>
        </draw:connector>
        <draw:custom-shape draw:style-name="gr37" draw:text-style-name="P11" xml:id="id17" draw:id="id17" draw:layer="layout" svg:width="3.25cm" svg:height="1.25cm" svg:x="3.5cm" svg:y="17cm">
          <text:p text:style-name="P6">&lt;&gt; OK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11" xml:id="id19" draw:id="id19" draw:layer="layout" svg:width="3.25cm" svg:height="1.25cm" svg:x="3.5cm" svg:y="24.106cm">
          <text:p text:style-name="P6">&lt;&gt; OK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8" draw:text-style-name="P7" draw:layer="layout" svg:x1="9.75cm" svg:y1="6.5cm" svg:x2="9.75cm" svg:y2="7.5cm" draw:start-shape="id11" draw:start-glue-point="2" draw:end-shape="id12" draw:end-glue-point="4" svg:d="M9750 6500v1000" svg:viewBox="0 0 1 1001">
          <text:p/>
        </draw:connector>
        <draw:connector draw:style-name="gr39" draw:text-style-name="P7" draw:layer="layout" svg:x1="5.125cm" svg:y1="16.5cm" svg:x2="5.125cm" svg:y2="17cm" draw:start-shape="id14" draw:start-glue-point="2" draw:end-shape="id17" draw:end-glue-point="4" svg:d="M5125 16500v500" svg:viewBox="0 0 1 501">
          <text:p/>
        </draw:connector>
        <draw:custom-shape draw:style-name="gr40" draw:text-style-name="P11" xml:id="id18" draw:id="id18" draw:layer="layout" svg:width="6.75cm" svg:height="1.5cm" svg:x="1.75cm" svg:y="21.75cm">
          <text:p text:style-name="P6">Impostazione valori con frecce (incrementi 5 e 1) e conferma con OK</text:p>
          <draw:enhanced-geometry svg:viewBox="0 0 21600 21600" draw:type="rectangle" draw:enhanced-path="M 0 0 L 21600 0 21600 21600 0 21600 0 0 Z N"/>
        </draw:custom-shape>
        <draw:connector draw:style-name="gr41" draw:text-style-name="P7" draw:layer="layout" svg:x1="5.125cm" svg:y1="23.25cm" svg:x2="5.125cm" svg:y2="24.106cm" draw:start-shape="id18" draw:start-glue-point="2" draw:end-shape="id19" draw:end-glue-point="4" svg:d="M5125 23250v856" svg:viewBox="0 0 1 857">
          <text:p/>
        </draw:connector>
        <draw:connector draw:style-name="gr42" draw:text-style-name="P7" draw:layer="layout" svg:x1="3.5cm" svg:y1="24.731cm" svg:x2="1.75cm" svg:y2="22.5cm" draw:start-shape="id19" draw:start-glue-point="5" draw:end-shape="id18" draw:end-glue-point="3" svg:d="M3500 24731h-2251v-2231h501" svg:viewBox="0 0 2252 2232">
          <text:p/>
        </draw:connector>
        <draw:connector draw:style-name="gr43" draw:text-style-name="P7" draw:layer="layout" svg:x1="6.75cm" svg:y1="24.731cm" svg:x2="8.5cm" svg:y2="22.5cm" draw:start-shape="id19" draw:start-glue-point="7" draw:end-shape="id18" draw:end-glue-point="1" svg:d="M6750 24731h2251v-2231h-501" svg:viewBox="0 0 2252 2232">
          <text:p/>
        </draw:connector>
        <draw:frame draw:style-name="gr44" draw:text-style-name="P8" draw:layer="layout" svg:width="2cm" svg:height="0.949cm" svg:x="1.5cm" svg:y="24.104cm">
          <draw:text-box>
            <text:p>&lt; -5; -1</text:p>
          </draw:text-box>
        </draw:frame>
        <draw:frame draw:style-name="gr45" draw:text-style-name="P8" draw:layer="layout" svg:width="2.25cm" svg:height="1.199cm" svg:x="7cm" svg:y="24.053cm">
          <draw:text-box>
            <text:p>&gt; +5; +1</text:p>
          </draw:text-box>
        </draw:frame>
        <draw:connector draw:style-name="gr46" draw:text-style-name="P7" draw:layer="layout" svg:x1="3.5cm" svg:y1="17.625cm" svg:x2="1.75cm" svg:y2="15cm" draw:start-shape="id17" draw:start-glue-point="5" draw:end-shape="id14" draw:end-glue-point="3" svg:d="M3500 17625h-2251v-2625h501" svg:viewBox="0 0 2252 2626">
          <text:p/>
        </draw:connector>
        <draw:connector draw:style-name="gr47" draw:text-style-name="P7" draw:layer="layout" svg:x1="6.75cm" svg:y1="17.625cm" svg:x2="8.5cm" svg:y2="15cm" draw:start-shape="id17" draw:start-glue-point="7" draw:end-shape="id14" draw:end-glue-point="1" svg:d="M6750 17625h2251v-2625h-501" svg:viewBox="0 0 2252 2626">
          <text:p/>
        </draw:connector>
        <draw:custom-shape draw:style-name="gr48" draw:text-style-name="P12" xml:id="id21" draw:id="id21" draw:layer="layout" svg:width="3.25cm" svg:height="1.25cm" svg:x="14.5cm" svg:y="13.75cm">
          <text:p text:style-name="P6">Annulla/Salv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2" xml:id="id23" draw:id="id23" draw:layer="layout" svg:width="3.75cm" svg:height="1.25cm" svg:x="3.25cm" svg:y="19.25cm">
          <text:p text:style-name="P6">Annulla/Salv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2" xml:id="id20" draw:id="id20" draw:layer="layout" svg:width="3.5cm" svg:height="1.25cm" svg:x="10.5cm" svg:y="11.25cm">
          <text:p text:style-name="P6">Annulla/Salv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7" draw:layer="layout" svg:x1="11.75cm" svg:y1="10.75cm" svg:x2="12.25cm" svg:y2="11.25cm" draw:start-shape="id13" draw:start-glue-point="7" draw:end-shape="id20" draw:end-glue-point="4" svg:d="M11750 10750h500v500" svg:viewBox="0 0 501 501">
          <text:p/>
        </draw:connector>
        <draw:connector draw:style-name="gr52" draw:text-style-name="P7" draw:layer="layout" svg:x1="16.125cm" svg:y1="15cm" svg:x2="16.125cm" svg:y2="15.5cm" draw:start-shape="id21" draw:start-glue-point="8" draw:end-shape="id15" draw:end-glue-point="4" svg:d="M16125 15000v500" svg:viewBox="0 0 1 501">
          <text:p/>
        </draw:connector>
        <draw:connector draw:style-name="gr53" draw:text-style-name="P7" draw:layer="layout" svg:x1="16.125cm" svg:y1="17.75cm" svg:x2="16.125cm" svg:y2="18.5cm" draw:start-shape="id15" draw:start-glue-point="6" draw:end-shape="id22" draw:end-glue-point="0" svg:d="M16125 17750v750" svg:viewBox="0 0 1 751">
          <text:p/>
        </draw:connector>
        <draw:connector draw:style-name="gr54" draw:text-style-name="P7" draw:layer="layout" svg:x1="16.125cm" svg:y1="19.75cm" svg:x2="16.125cm" svg:y2="20.5cm" draw:start-shape="id22" draw:start-glue-point="2" draw:end-shape="id16" draw:end-glue-point="4" svg:d="M16125 19750v750" svg:viewBox="0 0 1 751">
          <text:p/>
        </draw:connector>
        <draw:connector draw:style-name="gr55" draw:text-style-name="P7" draw:layer="layout" svg:x1="5.125cm" svg:y1="18.25cm" svg:x2="5.125cm" svg:y2="19.25cm" draw:start-shape="id17" draw:start-glue-point="6" draw:end-shape="id23" draw:end-glue-point="4" svg:d="M5125 18250v1000" svg:viewBox="0 0 1 1001">
          <text:p/>
        </draw:connector>
        <draw:connector draw:style-name="gr56" draw:text-style-name="P7" draw:layer="layout" svg:x1="5.125cm" svg:y1="20.5cm" svg:x2="5.125cm" svg:y2="21.75cm" draw:start-shape="id23" draw:start-glue-point="8" draw:end-shape="id18" draw:end-glue-point="0" svg:d="M5125 20500v1250" svg:viewBox="0 0 1 1251">
          <text:p/>
        </draw:connector>
        <draw:custom-shape draw:style-name="gr57" draw:text-style-name="P11" xml:id="id24" draw:id="id24" draw:layer="layout" svg:width="2cm" svg:height="0.75cm" svg:x="15.25cm" svg:y="23cm">
          <text:p text:style-name="P6">Altr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7" draw:layer="layout" draw:line-skew="0.748cm" svg:x1="18.25cm" svg:y1="16.625cm" svg:x2="17.25cm" svg:y2="23.375cm" draw:start-shape="id15" draw:start-glue-point="7" draw:end-shape="id24" draw:end-glue-point="10" svg:d="M18250 16625h1250v6750h-2250" svg:viewBox="0 0 2251 6751">
          <text:p/>
        </draw:connector>
        <draw:connector draw:style-name="gr59" draw:text-style-name="P7" draw:layer="layout" draw:line-skew="0cm 0.999cm" svg:x1="5.125cm" svg:y1="25.356cm" svg:x2="5.125cm" svg:y2="13.5cm" draw:start-shape="id19" draw:start-glue-point="6" draw:end-shape="id14" draw:end-glue-point="0" svg:d="M5125 25356v502h4875v-12859h-4875v501" svg:viewBox="0 0 4876 12860">
          <text:p/>
        </draw:connector>
        <draw:frame draw:style-name="gr60" draw:text-style-name="P8" draw:layer="layout" svg:width="1cm" svg:height="0.725cm" svg:x="6.5cm" svg:y="7.5cm">
          <draw:text-box>
            <text:p>&lt;</text:p>
          </draw:text-box>
        </draw:frame>
        <draw:frame draw:style-name="gr60" draw:text-style-name="P8" draw:layer="layout" svg:width="1cm" svg:height="0.725cm" svg:x="2.5cm" svg:y="16.775cm">
          <draw:text-box>
            <text:p>&lt;</text:p>
          </draw:text-box>
        </draw:frame>
        <draw:frame draw:style-name="gr60" draw:text-style-name="P8" draw:layer="layout" svg:width="1cm" svg:height="0.725cm" svg:x="12.5cm" svg:y="7.5cm">
          <draw:text-box>
            <text:p>&gt;</text:p>
          </draw:text-box>
        </draw:frame>
        <draw:frame draw:style-name="gr60" draw:text-style-name="P8" draw:layer="layout" svg:width="1cm" svg:height="0.725cm" svg:x="7.25cm" svg:y="16.75cm">
          <draw:text-box>
            <text:p>&gt;</text:p>
          </draw:text-box>
        </draw:frame>
        <draw:frame draw:style-name="gr61" draw:text-style-name="P8" draw:layer="layout" svg:width="1.25cm" svg:height="0.725cm" svg:x="5.5cm" svg:y="18.275cm">
          <draw:text-box>
            <text:p>OK</text:p>
          </draw:text-box>
        </draw:frame>
        <draw:frame draw:style-name="gr61" draw:text-style-name="P8" draw:layer="layout" svg:width="1.25cm" svg:height="0.725cm" svg:x="10cm" svg:y="9.025cm">
          <draw:text-box>
            <text:p>OK</text:p>
          </draw:text-box>
        </draw:frame>
        <draw:frame draw:style-name="gr62" draw:text-style-name="P8" draw:layer="layout" svg:width="2cm" svg:height="0.725cm" svg:x="12.5cm" svg:y="15.75cm">
          <draw:text-box>
            <text:p>Annulla</text:p>
          </draw:text-box>
        </draw:frame>
        <draw:frame draw:style-name="gr62" draw:text-style-name="P8" draw:layer="layout" svg:width="2cm" svg:height="0.725cm" svg:x="16.027cm" svg:y="17.58cm">
          <draw:text-box>
            <text:p>Salva</text:p>
          </draw:text-box>
        </draw:frame>
        <draw:frame draw:style-name="gr62" draw:text-style-name="P8" draw:layer="layout" svg:width="2cm" svg:height="0.725cm" svg:x="17.75cm" svg:y="15.775cm">
          <draw:text-box>
            <text:p>Altro</text:p>
          </draw:text-box>
        </draw:frame>
        <draw:frame draw:style-name="gr62" draw:text-style-name="P8" draw:layer="layout" svg:width="2cm" svg:height="0.725cm" svg:x="5.25cm" svg:y="20.775cm">
          <draw:text-box>
            <text:p>Altro</text:p>
          </draw:text-box>
        </draw:frame>
        <draw:frame draw:style-name="gr60" draw:text-style-name="P8" draw:layer="layout" svg:width="1cm" svg:height="0.725cm" svg:x="6.5cm" svg:y="9.775cm">
          <draw:text-box>
            <text:p>SI</text:p>
          </draw:text-box>
        </draw:frame>
        <draw:frame draw:style-name="gr61" draw:text-style-name="P8" draw:layer="layout" svg:width="1.25cm" svg:height="0.725cm" svg:x="11.5cm" svg:y="9.775cm">
          <draw:text-box>
            <text:p>N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Estremità_20_linea_20_1" draw:display-name="Estremità linea 1" svg:viewBox="0 0 20 20" svg:d="M0 20l10-20 10 20z"/>
    <draw:marker draw:name="Estremità_20_linea_20_10" draw:display-name="Estremità linea 10" svg:viewBox="0 0 20 20" svg:d="M0 20l10-20 10 20z"/>
    <draw:marker draw:name="Estremità_20_linea_20_11" draw:display-name="Estremità linea 11" svg:viewBox="0 0 20 20" svg:d="M0 20l10-20 10 20z"/>
    <draw:marker draw:name="Estremità_20_linea_20_12" draw:display-name="Estremità linea 12" svg:viewBox="0 0 20 20" svg:d="M0 20l10-20 10 20z"/>
    <draw:marker draw:name="Estremità_20_linea_20_13" draw:display-name="Estremità linea 13" svg:viewBox="0 0 20 20" svg:d="M0 20l10-20 10 20z"/>
    <draw:marker draw:name="Estremità_20_linea_20_14" draw:display-name="Estremità linea 14" svg:viewBox="0 0 20 20" svg:d="M0 20l10-20 10 20z"/>
    <draw:marker draw:name="Estremità_20_linea_20_15" draw:display-name="Estremità linea 15" svg:viewBox="0 0 20 20" svg:d="M0 20l10-20 10 20z"/>
    <draw:marker draw:name="Estremità_20_linea_20_17" draw:display-name="Estremità linea 17" svg:viewBox="0 0 20 20" svg:d="M0 20l10-20 10 20z"/>
    <draw:marker draw:name="Estremità_20_linea_20_19" draw:display-name="Estremità linea 19" svg:viewBox="0 0 20 20" svg:d="M0 20l10-20 10 20z"/>
    <draw:marker draw:name="Estremità_20_linea_20_2" draw:display-name="Estremità linea 2" svg:viewBox="0 0 20 20" svg:d="M0 20l10-20 10 20z"/>
    <draw:marker draw:name="Estremità_20_linea_20_22" draw:display-name="Estremità linea 22" svg:viewBox="0 0 20 20" svg:d="M0 20l10-20 10 20z"/>
    <draw:marker draw:name="Estremità_20_linea_20_23" draw:display-name="Estremità linea 23" svg:viewBox="0 0 20 20" svg:d="M0 20l10-20 10 20z"/>
    <draw:marker draw:name="Estremità_20_linea_20_25" draw:display-name="Estremità linea 25" svg:viewBox="0 0 20 20" svg:d="M0 20l10-20 10 20z"/>
    <draw:marker draw:name="Estremità_20_linea_20_26" draw:display-name="Estremità linea 26" svg:viewBox="0 0 20 20" svg:d="M0 20l10-20 10 20z"/>
    <draw:marker draw:name="Estremità_20_linea_20_28" draw:display-name="Estremità linea 28" svg:viewBox="0 0 20 20" svg:d="M0 20l10-20 10 20z"/>
    <draw:marker draw:name="Estremità_20_linea_20_29" draw:display-name="Estremità linea 29" svg:viewBox="0 0 20 20" svg:d="M0 20l10-20 10 20z"/>
    <draw:marker draw:name="Estremità_20_linea_20_30" draw:display-name="Estremità linea 30" svg:viewBox="0 0 20 20" svg:d="M0 20l10-20 10 20z"/>
    <draw:marker draw:name="Estremità_20_linea_20_31" draw:display-name="Estremità linea 31" svg:viewBox="0 0 20 20" svg:d="M0 20l10-20 10 20z"/>
    <draw:marker draw:name="Estremità_20_linea_20_32" draw:display-name="Estremità linea 32" svg:viewBox="0 0 20 20" svg:d="M0 20l10-20 10 20z"/>
    <draw:marker draw:name="Estremità_20_linea_20_33" draw:display-name="Estremità linea 33" svg:viewBox="0 0 20 20" svg:d="M0 20l10-20 10 20z"/>
    <draw:marker draw:name="Estremità_20_linea_20_34" draw:display-name="Estremità linea 34" svg:viewBox="0 0 20 20" svg:d="M0 20l10-20 10 20z"/>
    <draw:marker draw:name="Estremità_20_linea_20_35" draw:display-name="Estremità linea 35" svg:viewBox="0 0 20 20" svg:d="M0 20l10-20 10 20z"/>
    <draw:marker draw:name="Estremità_20_linea_20_37" draw:display-name="Estremità linea 37" svg:viewBox="0 0 20 20" svg:d="M0 20l10-20 10 20z"/>
    <draw:marker draw:name="Estremità_20_linea_20_38" draw:display-name="Estremità linea 38" svg:viewBox="0 0 20 20" svg:d="M0 20l10-20 10 20z"/>
    <draw:marker draw:name="Estremità_20_linea_20_39" draw:display-name="Estremità linea 39" svg:viewBox="0 0 20 20" svg:d="M0 20l10-20 10 20z"/>
    <draw:marker draw:name="Estremità_20_linea_20_4" draw:display-name="Estremità linea 4" svg:viewBox="0 0 20 20" svg:d="M0 20l10-20 10 20z"/>
    <draw:marker draw:name="Estremità_20_linea_20_40" draw:display-name="Estremità linea 40" svg:viewBox="0 0 20 20" svg:d="M0 20l10-20 10 20z"/>
    <draw:marker draw:name="Estremità_20_linea_20_41" draw:display-name="Estremità linea 41" svg:viewBox="0 0 20 20" svg:d="M0 20l10-20 10 20z"/>
    <draw:marker draw:name="Estremità_20_linea_20_42" draw:display-name="Estremità linea 42" svg:viewBox="0 0 20 20" svg:d="M0 20l10-20 10 20z"/>
    <draw:marker draw:name="Estremità_20_linea_20_43" draw:display-name="Estremità linea 43" svg:viewBox="0 0 20 20" svg:d="M0 20l10-20 10 20z"/>
    <draw:marker draw:name="Estremità_20_linea_20_44" draw:display-name="Estremità linea 44" svg:viewBox="0 0 20 20" svg:d="M0 20l10-20 10 20z"/>
    <draw:marker draw:name="Estremità_20_linea_20_45" draw:display-name="Estremità linea 45" svg:viewBox="0 0 20 20" svg:d="M0 20l10-20 10 20z"/>
    <draw:marker draw:name="Estremità_20_linea_20_5" draw:display-name="Estremità linea 5" svg:viewBox="0 0 20 20" svg:d="M0 20l10-20 10 20z"/>
    <draw:marker draw:name="Estremità_20_linea_20_6" draw:display-name="Estremità linea 6" svg:viewBox="0 0 20 20" svg:d="M0 20l10-20 10 20z"/>
    <draw:marker draw:name="Estremità_20_linea_20_7" draw:display-name="Estremità linea 7" svg:viewBox="0 0 20 20" svg:d="M0 20l10-20 10 20z"/>
    <draw:marker draw:name="Estremità_20_linea_20_8" draw:display-name="Estremità linea 8" svg:viewBox="0 0 20 20" svg:d="M0 20l10-20 10 20z"/>
    <draw:marker draw:name="Estremità_20_linea_20_9" draw:display-name="Estremità linea 9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draw:fill="none" draw:fill-gradient-name="Gradient_20_1" draw:fill-hatch-name="Red_20_90_20_Degrees_20_Crossed_20_1" draw:fill-image-name="Bitmap_20_1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4-19T16:06:44.377027000</meta:creation-date>
    <dc:date>2025-04-24T10:27:37.186000000</dc:date>
    <meta:editing-duration>PT1H28M55S</meta:editing-duration>
    <meta:editing-cycles>11</meta:editing-cycles>
    <meta:generator>LibreOffice/24.8.5.2$Windows_X86_64 LibreOffice_project/fddf2685c70b461e7832239a0162a77216259f22</meta:generator>
    <meta:document-statistic meta:object-count="82"/>
  </office:meta>
</office:document-meta>
</file>